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.049cm" fo:border="0.06pt solid #000000" style:shadow="non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2pt" fo:font-style="normal" fo:font-weight="normal" officeooo:rsid="00192b51" officeooo:paragraph-rsid="00192b51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style="normal" fo:font-weight="bold" officeooo:rsid="0013153b" officeooo:paragraph-rsid="0013153b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paragraph-rsid="001d5c6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paragraph-rsid="001bda85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paragraph-rsid="00212bf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212bf6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17ea9b" officeooo:paragraph-rsid="001bda8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2pt" fo:font-style="normal" fo:font-weight="bold" officeooo:paragraph-rsid="00192b51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officeooo:paragraph-rsid="00212bf6" fo:background-color="#ffff00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0a921"/>
    </style:style>
    <style:style style:name="T3" style:family="text">
      <style:text-properties style:text-underline-style="none" officeooo:rsid="000bf5c9"/>
    </style:style>
    <style:style style:name="T4" style:family="text">
      <style:text-properties style:text-underline-style="none" officeooo:rsid="0016cae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0a921"/>
    </style:style>
    <style:style style:name="T8" style:family="text">
      <style:text-properties officeooo:rsid="0014a946"/>
    </style:style>
    <style:style style:name="T9" style:family="text">
      <style:text-properties officeooo:rsid="0017ea9b"/>
    </style:style>
    <style:style style:name="T10" style:family="text">
      <style:text-properties fo:font-weight="normal" officeooo:rsid="00192b51" style:font-weight-asian="normal" style:font-weight-complex="normal"/>
    </style:style>
    <style:style style:name="T11" style:family="text">
      <style:text-properties fo:font-weight="normal" officeooo:rsid="00261150" style:font-weight-asian="normal" style:font-weight-complex="normal"/>
    </style:style>
    <style:style style:name="T12" style:family="text">
      <style:text-properties officeooo:rsid="001bda85"/>
    </style:style>
    <style:style style:name="T13" style:family="text">
      <style:text-properties style:text-underline-style="solid" style:text-underline-width="auto" style:text-underline-color="font-color" officeooo:rsid="0010a921"/>
    </style:style>
    <style:style style:name="T14" style:family="text">
      <style:text-properties officeooo:rsid="001d5c69"/>
    </style:style>
    <style:style style:name="T15" style:family="text">
      <style:text-properties officeooo:rsid="001f5771"/>
    </style:style>
    <style:style style:name="T16" style:family="text">
      <style:text-properties officeooo:rsid="00212bf6"/>
    </style:style>
    <style:style style:name="T17" style:family="text">
      <style:text-properties officeooo:rsid="00216204"/>
    </style:style>
    <style:style style:name="T18" style:family="text">
      <style:text-properties officeooo:rsid="00233146"/>
    </style:style>
    <style:style style:name="T19" style:family="text">
      <style:text-properties officeooo:rsid="00252f3a"/>
    </style:style>
    <style:style style:name="T20" style:family="text">
      <style:text-properties officeooo:rsid="00261150"/>
    </style:style>
    <style:style style:name="T21" style:family="text">
      <style:text-properties style:text-position="super 58%" style:text-underline-style="none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2"/>
      <text:list xml:id="list2516921060" text:style-name="L1">
        <text:list-header>
          <text:p text:style-name="P5"/>
        </text:list-header>
      </text:list>
      <text:p text:style-name="P2"/>
      <text:list xml:id="list104724298332526" text:continue-numbering="true" text:style-name="L1">
        <text:list-header>
          <text:p text:style-name="P12"><text:span text:style-name="T10"><text:s/></text:span><text:span text:style-name="T20">12 mars 2018 <text:s/>- Travail 3 : L’indice </text:span></text:p>
          <text:p text:style-name="P11"/>
        </text:list-header>
      </text:list>
      <text:p text:style-name="P2"/>
      <text:p text:style-name="P2"/>
      <text:list xml:id="list104722996561253" text:continue-numbering="true" text:style-name="L1">
        <text:list-item>
          <text:list>
            <text:list-item>
              <text:p text:style-name="P5"><text:span text:style-name="T6">Format</text:span> : <text:span text:style-name="T15">sur une feuille A4</text:span>, <text:span text:style-name="T15">texte d’une demi page à une page maximum </text:span><text:s/></text:p>
              <text:p text:style-name="P5"/>
              <text:p text:style-name="P5"/>
            </text:list-item>
            <text:list-item>
              <text:p text:style-name="P8"><text:span text:style-name="T6">Contenu</text:span> : <text:span text:style-name="T16">En vous référant au cours et à la situation du cours, apporter une réponse aux trois questionnements suivants :</text:span></text:p>
            </text:list-item>
          </text:list>
        </text:list-item>
      </text:list>
      <text:p text:style-name="P9"/>
      <text:list xml:id="list104723853478991" text:continue-numbering="true" text:style-name="L1">
        <text:list-item>
          <text:list>
            <text:list-header>
              <text:p text:style-name="P8"><text:span text:style-name="T19">1°</text:span> <text:span text:style-name="T17">En quoi l’objet « sèche-bouteille » (Duchamp) est-il un indice et de quoi serait-il l’indice ?</text:span></text:p>
              <text:p text:style-name="P8"/>
              <text:p text:style-name="P8"><text:span text:style-name="T19">2°</text:span> <text:span text:style-name="T16">Pourquoi l’usage de Wikipédia en séance de cours peut-il être compris comme indice et de quoi serait-il l’indice ?</text:span></text:p>
              <text:p text:style-name="P8"/>
              <text:p text:style-name="P8"><text:span text:style-name="T19">3°</text:span> <text:span text:style-name="T19">En prêtant attention à cette notion d’indice, pouvez-vous rendre compte d’une situation du quotidien vécue récemment à laquelle elle vous semble correspondre ?</text:span></text:p>
            </text:list-header>
          </text:list>
        </text:list-item>
      </text:list>
      <text:p text:style-name="P9"/>
      <text:p text:style-name="P9"/>
      <text:p text:style-name="P13"/>
      <text:p text:style-name="P2"/>
      <text:p text:style-name="P4">À rendre <text:span text:style-name="T19">à </text:span>l<text:span text:style-name="T8">a prochaine séance (19 mar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padding="0.049cm" fo:border="0.06pt solid #000000" style:shadow="none"/>
      <style:text-properties fo:font-size="10pt" fo:font-weight="bold" style:font-size-asian="10pt" style:font-weight-asian="bold" style:font-size-complex="10pt" style:font-weight-complex="bold"/>
    </style:style>
    <style:style style:name="MT1" style:family="text">
      <style:text-properties style:text-underline-style="none"/>
    </style:style>
    <style:style style:name="MT2" style:family="text">
      <style:text-properties style:text-position="super 58%" style:text-underline-style="none"/>
    </style:style>
    <style:style style:name="MT3" style:family="text">
      <style:text-properties style:text-underline-style="none" officeooo:rsid="0010a921"/>
    </style:style>
    <style:style style:name="MT4" style:family="text">
      <style:text-properties style:text-underline-style="none" officeooo:rsid="000bf5c9"/>
    </style:style>
    <style:style style:name="MT5" style:family="text">
      <style:text-properties style:text-underline-style="none" officeooo:rsid="0016caee"/>
    </style:style>
    <style:style style:name="MT6" style:family="text">
      <style:text-properties style:text-underline-style="none"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RTS</text:span><text:span text:style-name="MT2">2</text:span><text:span text:style-name="MT1"> – 201</text:span><text:span text:style-name="MT3">7</text:span><text:span text:style-name="MT1">-2018 – </text:span><text:span text:style-name="MT4">C</text:span><text:span text:style-name="MT1">ours <text:s/>de philosophie de l'art contemporain – Trava</text:span><text:span text:style-name="MT5">il 1</text:span><text:span text:style-name="MT1"> – </text:span><text:a xlink:type="simple" xlink:href="mailto:kim.leroy@artsaucarre.be" text:style-name="Internet_20_link" text:visited-style-name="Visited_20_Internet_20_Link"><text:span text:style-name="MT6">kim.leroy@artsaucarre.be</text:span>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4T08:50:18.94</meta:creation-date>
    <dc:date>2018-03-12T10:47:21.898000000</dc:date>
    <meta:editing-duration>PT23H18M39S</meta:editing-duration>
    <meta:editing-cycles>108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8" meta:word-count="125" meta:character-count="752" meta:non-whitespace-character-count="627"/>
  </office:meta>
</office:document-meta>
</file>